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2cm" fo:min-width="0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color="#666666" fo:font-size="14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666666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92cm" svg:height="1.673cm" svg:x="1.6cm" svg:y="1.627cm">
          <draw:text-box>
            <text:p text:style-name="P1"><text:span text:style-name="T1">My Favourite Drinks</text:span></text:p>
          </draw:text-box>
        </draw:frame>
        <draw:custom-shape draw:style-name="gr2" draw:text-style-name="P2" draw:layer="layout" svg:width="4.2cm" svg:height="1.4cm" svg:x="15.3cm" svg:y="1.4cm">
          <text:p text:style-name="P2">Wi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cm" svg:height="1cm" svg:x="1.8cm" svg:y="4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4cm" svg:height="0.902cm" svg:x="1.8cm" svg:y="4.5cm">
          <draw:text-box>
            <text:p><text:span text:style-name="T2">add a drink</text:span></text:p>
          </draw:text-box>
        </draw:frame>
        <draw:custom-shape draw:style-name="gr5" draw:text-style-name="P2" draw:layer="layout" svg:width="2.8cm" svg:height="1cm" svg:x="9.1cm" svg:y="4.4cm">
          <text:p text:style-name="P2">add</text:p>
          <draw:enhanced-geometry svg:viewBox="0 0 21600 21600" draw:type="rectangle" draw:enhanced-path="M 0 0 L 21600 0 21600 21600 0 21600 0 0 Z N"/>
        </draw:custom-shape>
        <draw:frame draw:style-name="gr1" draw:layer="layout" svg:width="4.1cm" svg:height="5.228cm" svg:x="2.1cm" svg:y="6.8cm">
          <draw:text-box>
            <text:p>Mango Lassi</text:p>
            <text:p/>
            <text:p>Beck’s</text:p>
            <text:p/>
            <text:p>Zombie</text:p>
            <text:p/>
            <text:p>Ginger tea</text:p>
          </draw:text-box>
        </draw:frame>
        <draw:line draw:style-name="gr6" draw:text-style-name="P2" draw:layer="layout" svg:x1="2.2cm" svg:y1="8cm" svg:x2="10.2cm" svg:y2="8cm">
          <text:p/>
        </draw:line>
        <draw:custom-shape draw:style-name="gr3" draw:text-style-name="P2" draw:layer="layout" svg:width="8.7cm" svg:height="5.8cm" svg:x="1.9cm" svg:y="6.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199cm" svg:y1="9.399cm" svg:x2="10.199cm" svg:y2="9.399cm">
          <text:p/>
        </draw:line>
        <draw:line draw:style-name="gr6" draw:text-style-name="P2" draw:layer="layout" svg:x1="2.199cm" svg:y1="10.899cm" svg:x2="10.199cm" svg:y2="10.899cm">
          <text:p/>
        </draw:line>
        <draw:custom-shape draw:style-name="gr3" draw:text-style-name="P2" draw:layer="layout" svg:width="0.7cm" svg:height="0.7cm" svg:x="9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9.327cm" svg:y="6.838cm">
          <draw:text-box>
            <text:p>x</text:p>
          </draw:text-box>
        </draw:frame>
        <draw:custom-shape draw:style-name="gr3" draw:text-style-name="P2" draw:layer="layout" svg:width="0.7cm" svg:height="0.7cm" svg:x="9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9.327cm" svg:y="8.238cm">
          <draw:text-box>
            <text:p>x</text:p>
          </draw:text-box>
        </draw:frame>
        <draw:custom-shape draw:style-name="gr3" draw:text-style-name="P2" draw:layer="layout" svg:width="0.7cm" svg:height="0.7cm" svg:x="9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9.327cm" svg:y="9.638cm">
          <draw:text-box>
            <text:p>x</text:p>
          </draw:text-box>
        </draw:frame>
        <draw:custom-shape draw:style-name="gr3" draw:text-style-name="P2" draw:layer="layout" svg:width="0.7cm" svg:height="0.7cm" svg:x="9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0.82cm" svg:height="0.962cm" svg:x="9.327cm" svg:y="11.138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tadler</meta:initial-creator>
    <meta:creation-date>2012-10-06T13:38:07</meta:creation-date>
    <dc:date>2012-10-06T13:51:17</dc:date>
    <dc:creator>Martin Stadler</dc:creator>
    <meta:editing-duration>P0D</meta:editing-duration>
    <meta:editing-cycles>1</meta:editing-cycles>
    <meta:document-statistic meta:object-count="18"/>
    <meta:generator>LibreOffice/3.5$MacOSX_x86 LibreOffice_project/7122e39-92ed229-498d286-15e43b4-d70da21</meta:generator>
  </office:meta>
</office:document-meta>
</file>